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e9e" officeooo:paragraph-rsid="001e3e9e"/>
    </style:style>
    <style:style style:name="P2" style:family="paragraph" style:parent-style-name="Standard">
      <style:text-properties officeooo:rsid="00202d27" officeooo:paragraph-rsid="00202d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lta_lat = ( -delta_x*sin(lat_local)*cos(lon_local) - delta_y*sin(lat_local)*sin(lon_local) + delta_z*cos(lat_local) + delta_a*(Rn*e**2*sin(lat_local)*cos(lat_local))/a + delta_f*(Rm*(a/b) + Rn*(b/a))*sin(lat_local)*cos(lat_local) ) / ((Rm + h_local)*sin(1))</text:p>
      <text:p text:style-name="P1"/>
      <text:p text:style-name="P2">delta_lon = ( -delta_x*sin(lon_local) + delta_y*cos(lon_local) ) / ((Rn + h)*cos(lat_local)*sin(1))</text:p>
      <text:p text:style-name="P1"/>
      <text:p text:style-name="P2">delta_h = delta_x*cos(lat_local)*cos(lon_local) + delta_y*cos(lat_local)*sin(lon_local) + delta_z*sin(lat_local) - delta_a*(a/Rn) + delta_f*(b/a)*Rn*(sin(lat_local)**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2:45:22.680133645</meta:creation-date>
    <dc:date>2018-04-14T03:05:56.195940689</dc:date>
    <meta:editing-duration>PT13S</meta:editing-duration>
    <meta:editing-cycles>1</meta:editing-cycles>
    <meta:document-statistic meta:table-count="0" meta:image-count="0" meta:object-count="0" meta:page-count="1" meta:paragraph-count="3" meta:word-count="41" meta:character-count="526" meta:non-whitespace-character-count="488"/>
    <meta:generator>LibreOffice/5.1.6.2$Linux_X86_64 LibreOffice_project/10m0$Build-2</meta:generator>
  </office:meta>
</office:document-meta>
</file>